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11AF00000A5600000484E8C5FC52A609B91D.svg" manifest:media-type="image/svg+xml"/>
  <manifest:file-entry manifest:full-path="Pictures/100000010000013A000000959F55BB268062F589.png" manifest:media-type="image/png"/>
  <manifest:file-entry manifest:full-path="Pictures/100014E50000207700000F699D98D4454B7EF323.svg" manifest:media-type="image/svg+xml"/>
  <manifest:file-entry manifest:full-path="Pictures/10000001000001B1000001F9BFFEEA32557FFC23.png" manifest:media-type="image/png"/>
  <manifest:file-entry manifest:full-path="Pictures/10000001000000640000002C51E9F78AE4C88A51.png" manifest:media-type="image/png"/>
  <manifest:file-entry manifest:full-path="Pictures/1000000100000191000004E00187A4608A297A83.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00010000012A00000145D7627C75EFB49296.png" manifest:media-type="image/png"/>
  <manifest:file-entry manifest:full-path="Pictures/100042FB00001EC10000219C74FCECEA50DB43C7.svg" manifest:media-type="image/svg+xml"/>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14A80000207700000F697BC6DD6DE7A82FCB.svg" manifest:media-type="image/svg+xml"/>
  <manifest:file-entry manifest:full-path="Pictures/100000010000003B0000002F241F9A2C5F75C83D.png" manifest:media-type="image/png"/>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Pictures/100000010000003B0000002F80C6282C0464094C.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AE54C1311144CADF.png" manifest:media-type="image/png"/>
  <manifest:file-entry manifest:full-path="Pictures/10000A7A000052C9000052C94D3A73931D0C06BF.svg" manifest:media-type="image/svg+xml"/>
  <manifest:file-entry manifest:full-path="Pictures/10000001000002C3000002C32B2C9E8AE8E05D0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38"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39"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0"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1"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2"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3" style:family="graphic" style:parent-style-name="objectwithoutfill">
      <style:graphic-properties draw:stroke="dash" draw:stroke-dash="Long_20_Dash" svg:stroke-linecap="butt" loext:decorative="false"/>
    </style:style>
    <style:style style:name="gr44" style:family="graphic" style:parent-style-name="objectwithoutfill">
      <style:graphic-properties draw:stroke="dash" draw:stroke-dash="Long_20_Dash" draw:marker-end="Arrowheads_20_29" draw:marker-end-width="0.3cm" draw:fill="none" loext:decorative="false"/>
    </style:style>
    <style:style style:name="gr45" style:family="graphic" style:parent-style-name="objectwithoutfill">
      <style:graphic-properties loext:decorative="false"/>
    </style:style>
    <style:style style:name="gr46"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47"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49"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2"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53"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8"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0"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1"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12"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3"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7"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8"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2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objectwithoutfill">
      <style:graphic-properties draw:marker-end="Arrowheads_20_109" draw:marker-end-width="0.3cm" draw:fill="none" loext:decorative="false"/>
    </style:style>
    <style:style style:name="gr140" style:family="graphic" style:parent-style-name="objectwithoutfill">
      <style:graphic-properties draw:marker-end="Arrowheads_20_110" draw:marker-end-width="0.3cm" draw:fill="none" loext:decorative="false"/>
    </style:style>
    <style:style style:name="gr141"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3"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5"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8"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4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0" style:family="graphic" style:parent-style-name="objectwithoutfill">
      <style:graphic-properties draw:marker-end="Arrowheads_20_111" draw:marker-end-width="0.3cm" draw:fill="none" loext:decorative="false"/>
    </style:style>
    <style:style style:name="gr151"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52"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53"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54"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55"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56"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57"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58"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59"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60"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61"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62"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63"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64"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65"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66"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67"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3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3" style:family="paragraph">
      <loext:graphic-properties draw:fill="none" draw:fill-color="#ffffff" draw:opacity="100%"/>
      <style:text-properties fo:font-size="10pt" style:font-size-asian="10.5pt" style:font-size-complex="10.5pt"/>
    </style:style>
    <style:style style:name="P34" style:family="paragraph">
      <loext:graphic-properties draw:fill-color="#729fcf"/>
      <style:paragraph-properties fo:text-align="center" style:writing-mode="lr-tb"/>
    </style:style>
    <style:style style:name="P3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6" style:family="paragraph">
      <loext:graphic-properties draw:fill="none"/>
    </style:style>
    <style:style style:name="P37"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8"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1"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42"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43"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44"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4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4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47" style:family="paragraph">
      <loext:graphic-properties draw:fill="none" draw:fill-color="#ffffff"/>
      <style:text-properties fo:font-size="10pt" style:font-size-asian="10.5pt" style:font-size-complex="10.5pt"/>
    </style:style>
    <style:style style:name="P48" style:family="paragraph">
      <loext:graphic-properties draw:fill-color="#b85c00"/>
      <style:paragraph-properties fo:text-align="center" style:writing-mode="lr-tb"/>
      <style:text-properties style:font-name="Cambria Math1" fo:font-size="10.5pt" fo:language="en" fo:country="US" style:font-size-asian="11pt" style:language-asian="zxx" style:country-asian="none" style:font-size-complex="11pt" style:language-complex="zxx" style:country-complex="none"/>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none"/>
      <style:paragraph-properties fo:text-align="center" style:writing-mode="lr-tb"/>
      <style:text-properties fo:font-size="10pt" style:font-size-asian="10pt" style:font-size-complex="10pt"/>
    </style:style>
    <style:style style:name="P75" style:family="paragraph">
      <loext:graphic-properties draw:fill="none"/>
      <style:text-properties style:text-position="33% 58%"/>
    </style:style>
    <style:style style:name="P76" style:family="paragraph">
      <loext:graphic-properties draw:fill="solid" draw:fill-color="#dd1c1a" draw:opacity="100%"/>
      <style:paragraph-properties fo:text-align="center"/>
    </style:style>
    <style:style style:name="P77" style:family="paragraph">
      <loext:graphic-properties draw:fill="solid" draw:fill-color="#07a0c3"/>
      <style:paragraph-properties fo:text-align="center"/>
    </style:style>
    <style:style style:name="P78" style:family="paragraph">
      <loext:graphic-properties draw:fill="solid" draw:fill-color="#f0c808"/>
      <style:paragraph-properties fo:text-align="center"/>
    </style:style>
    <style:style style:name="P79" style:family="paragraph">
      <loext:graphic-properties draw:fill="none" draw:fill-color="#f0c808"/>
      <style:paragraph-properties fo:text-align="center"/>
    </style:style>
    <style:style style:name="P80" style:family="paragraph">
      <loext:graphic-properties draw:fill-color="#cccccc"/>
      <style:paragraph-properties fo:text-align="center" style:writing-mode="lr-tb"/>
      <style:text-properties fo:font-size="14pt" style:font-size-asian="15pt" style:font-size-complex="15pt"/>
    </style:style>
    <style:style style:name="P81" style:family="paragraph">
      <loext:graphic-properties draw:fill="none" draw:fill-color="#ffffff"/>
      <style:paragraph-properties fo:text-align="center"/>
      <style:text-properties fo:font-size="42pt" fo:font-weight="bold" style:font-size-asian="44pt" style:font-size-complex="44pt"/>
    </style:style>
    <style:style style:name="P82" style:family="paragraph">
      <loext:graphic-properties draw:fill="none" draw:fill-color="#ffffff"/>
      <style:text-properties fo:font-size="42pt" fo:font-weight="bold" style:font-size-asian="44pt" style:font-size-complex="44pt"/>
    </style:style>
    <style:style style:name="P83" style:family="paragraph">
      <loext:graphic-properties draw:fill="none" draw:fill-color="#ffffff"/>
      <style:paragraph-properties fo:text-align="center"/>
    </style:style>
    <style:style style:name="P84" style:family="paragraph">
      <loext:graphic-properties draw:fill="none" draw:fill-color="#ffffff"/>
      <style:text-properties fo:font-size="28pt" fo:font-weight="bold" style:font-size-asian="32pt" style:font-size-complex="32pt"/>
    </style:style>
    <style:style style:name="P85" style:family="paragraph">
      <loext:graphic-properties draw:fill="none" draw:fill-color="#ffffff"/>
      <style:text-properties fo:font-size="12pt" style:font-size-asian="13pt" style:font-size-complex="13pt"/>
    </style:style>
    <style:style style:name="P86" style:family="paragraph">
      <loext:graphic-properties draw:fill="none" draw:fill-color="#ffffff"/>
    </style:style>
    <style:style style:name="P87" style:family="paragraph">
      <loext:graphic-properties draw:fill="none" draw:fill-color="#ffffff"/>
      <style:paragraph-properties fo:text-align="center"/>
      <style:text-properties fo:font-size="10pt"/>
    </style:style>
    <style:style style:name="P88" style:family="paragraph">
      <loext:graphic-properties draw:fill="none"/>
      <style:paragraph-properties fo:text-align="center" style:writing-mode="lr-tb"/>
      <style:text-properties fo:font-size="10pt"/>
    </style:style>
    <style:style style:name="P89" style:family="paragraph">
      <loext:graphic-properties draw:fill="none" draw:fill-color="#ffffff"/>
      <style:paragraph-properties fo:text-align="center"/>
      <style:text-properties fo:font-size="10.5pt" style:font-size-asian="11pt" style:font-size-complex="11pt"/>
    </style:style>
    <style:style style:name="P90" style:family="paragraph">
      <loext:graphic-properties draw:fill-color="#b2b2b2"/>
      <style:paragraph-properties fo:text-align="center"/>
    </style:style>
    <style:style style:name="P91" style:family="paragraph">
      <style:paragraph-properties fo:margin-left="0cm" fo:margin-right="0cm" fo:margin-top="0.1cm" fo:margin-bottom="0.1cm" fo:line-height="100%" fo:text-align="center" fo:text-indent="0cm"/>
    </style:style>
    <style:style style:name="P92" style:family="paragraph">
      <style:paragraph-properties fo:text-align="center"/>
      <style:text-properties fo:font-size="10.5pt" style:font-size-asian="10.5pt" style:font-size-complex="10.5pt"/>
    </style:style>
    <style:style style:name="P93" style:family="paragraph">
      <loext:graphic-properties draw:fill-color="#b2b2b2"/>
      <style:paragraph-properties fo:text-align="center" style:writing-mode="lr-tb"/>
      <style:text-properties fo:font-size="10.5pt" style:font-size-asian="10.5pt" style:font-size-complex="10.5pt"/>
    </style:style>
    <style:style style:name="P94" style:family="paragraph">
      <loext:graphic-properties draw:fill-color="#b2b2b2"/>
      <style:paragraph-properties fo:text-align="center" style:writing-mode="lr-tb"/>
    </style:style>
    <style:style style:name="P95" style:family="paragraph">
      <style:paragraph-properties fo:margin-top="0.5cm" fo:margin-bottom="0cm"/>
    </style:style>
    <style:style style:name="P96" style:family="paragraph">
      <style:paragraph-properties fo:margin-top="0.5cm" fo:margin-bottom="0cm"/>
      <style:text-properties fo:font-size="24pt" fo:language="en" fo:country="US" style:font-size-asian="24pt" style:font-size-complex="24pt"/>
    </style:style>
    <style:style style:name="P97" style:family="paragraph">
      <loext:graphic-properties draw:fill="none"/>
      <style:paragraph-properties fo:text-align="center"/>
      <style:text-properties fo:language="en" fo:country="US"/>
    </style:style>
    <style:style style:name="P98" style:family="paragraph">
      <style:text-properties style:text-position="0% 100%" fo:font-size="18pt" fo:language="en" fo:country="US" style:font-size-asian="20pt" style:font-size-complex="20pt"/>
    </style:style>
    <style:style style:name="P99"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0pt" style:font-size-asian="10.5pt" style:font-size-complex="10.5pt"/>
    </style:style>
    <style:style style:name="T8" style:family="text">
      <style:text-properties style:font-name="Arial" fo:font-size="15pt" fo:language="en" fo:country="US" style:font-size-asian="11pt" style:language-asian="zxx" style:country-asian="none" style:font-size-complex="11pt" style:language-complex="zxx" style:country-complex="none"/>
    </style:style>
    <style:style style:name="T9" style:family="text">
      <style:text-properties fo:font-size="11pt" fo:language="en" fo:country="US" style:font-size-asian="12pt" style:language-asian="zxx" style:country-asian="none" style:font-size-complex="12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size="10pt"/>
    </style:style>
    <style:style style:name="T28" style:family="text">
      <style:text-properties fo:font-variant="normal" fo:text-transform="none"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font-size="9pt" style:font-size-asian="9pt" style:font-size-complex="9pt"/>
    </style:style>
    <style:style style:name="T30"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1" style:family="text">
      <style:text-properties fo:font-size="21pt" fo:language="en" fo:country="US" style:font-size-asian="21pt" style:font-size-complex="21pt"/>
    </style:style>
    <style:style style:name="T32" style:family="text">
      <style:text-properties fo:font-size="21pt" fo:language="en" fo:country="US" style:text-underline-style="solid" style:text-underline-width="auto" style:text-underline-color="font-color" style:font-size-asian="21pt" style:font-size-complex="21pt"/>
    </style:style>
    <style:style style:name="T33" style:family="text">
      <style:text-properties fo:font-size="24pt" fo:language="en" fo:country="US" style:text-underline-style="solid" style:text-underline-width="auto" style:text-underline-color="font-color" style:font-size-asian="24pt" style:font-size-complex="24pt"/>
    </style:style>
    <style:style style:name="T34"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2" draw:id="id82"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1" draw:id="id81"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3" draw:id="id83"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4" draw:id="id84"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85" draw:id="id8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6" draw:id="id8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7" draw:id="id8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8" draw:id="id8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9" draw:id="id8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1.606cm" svg:height="4.777cm" svg:x="3.195cm" svg:y="8.824cm">
          <text:p text:style-name="P5">Prover</text:p>
          <draw:enhanced-geometry svg:viewBox="0 0 21600 21600" draw:type="rectangle" draw:enhanced-path="M 0 0 L 21600 0 21600 21600 0 21600 0 0 Z N"/>
        </draw:custom-shape>
        <draw:custom-shape draw:style-name="gr37" draw:text-style-name="P3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38" draw:text-style-name="P31" draw:layer="layout" svg:width="1.869cm" svg:height="2.173cm" svg:x="18.334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39" draw:text-style-name="P32" xml:id="id9" draw:id="id9" draw:layer="layout" svg:width="0.863cm" svg:height="0.852cm" svg:x="18.78cm" svg:y="6.223cm">
          <text:p/>
          <draw:enhanced-geometry svg:viewBox="0 0 21600 21600" draw:type="rectangle" draw:enhanced-path="M 0 0 L 21600 0 21600 21600 0 21600 0 0 Z N"/>
        </draw:custom-shape>
        <draw:frame draw:style-name="gr40" draw:text-style-name="P33" xml:id="id8" draw:id="id8" draw:layer="layout" svg:width="1.561cm" svg:height="1.006cm" svg:x="18.533cm" svg:y="5.714cm">
          <draw:text-box>
            <text:p><text:span text:style-name="T7">EKcert</text:span></text:p>
          </draw:text-box>
        </draw:frame>
        <draw:custom-shape draw:style-name="gr41" draw:text-style-name="P3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35" xml:id="id10" draw:id="id10"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43" draw:layer="layout" draw:type="curve" svg:x1="23.287cm" svg:y1="9.071cm" svg:x2="20.094cm" svg:y2="6.217cm" draw:start-shape="id7" draw:start-glue-point="0" draw:end-shape="id8" draw:end-glue-point="1" svg:d="M23287 9071c0-1903-1064-2854-3193-2854" svg:viewBox="0 0 3194 2855">
          <text:p/>
        </draw:connector>
        <draw:connector draw:style-name="gr44" draw:text-style-name="P36" draw:layer="layout" draw:type="curve" svg:x1="19.211cm" svg:y1="7.075cm" svg:x2="12.057cm" svg:y2="7.336cm" draw:start-shape="id9" draw:end-shape="id10" draw:end-glue-point="2" svg:d="M19211 7075c0 1143-7154 1012-7154 261" svg:viewBox="0 0 7155 843">
          <text:p/>
        </draw:connector>
        <draw:connector draw:style-name="gr45" draw:layer="layout" svg:x1="6.826cm" svg:y1="11.212cm" svg:x2="9.301cm" svg:y2="11.212cm" draw:start-shape="id11" draw:start-glue-point="1" draw:end-shape="id12" draw:end-glue-point="3" svg:d="M6826 11212h2475" svg:viewBox="0 0 2476 1">
          <text:p/>
        </draw:connector>
        <draw:connector draw:style-name="gr45" draw:layer="layout" svg:x1="12.301cm" svg:y1="11.212cm" svg:x2="14.771cm" svg:y2="11.212cm" draw:start-shape="id12" draw:start-glue-point="1" draw:end-shape="id13" draw:end-glue-point="3" svg:d="M12301 11212h2470" svg:viewBox="0 0 2471 1">
          <text:p/>
        </draw:connector>
        <draw:connector draw:style-name="gr45" draw:layer="layout" svg:x1="17.771cm" svg:y1="11.212cm" svg:x2="20.026cm" svg:y2="11.212cm" draw:start-shape="id13" draw:start-glue-point="1" draw:end-shape="id14" draw:end-glue-point="3" svg:d="M17771 11212h2255" svg:viewBox="0 0 2256 1">
          <text:p/>
        </draw:connector>
        <draw:g draw:style-name="gr3">
          <draw:custom-shape draw:style-name="gr46" draw:text-style-name="P37" xml:id="id11" draw:id="id11"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47" draw:text-style-name="P38" draw:layer="layout" svg:width="1cm" svg:height="1cm" svg:x="6.301cm" svg:y="11.573cm">
            <text:p/>
            <draw:enhanced-geometry svg:viewBox="0 0 21600 21600" draw:type="rectangle" draw:enhanced-path="M 0 0 L 21600 0 21600 21600 0 21600 0 0 Z N"/>
          </draw:custom-shape>
          <draw:frame draw:style-name="gr48" draw:text-style-name="P40" draw:layer="layout" svg:width="1.381cm" svg:height="1.376cm" svg:x="6.131cm" svg:y="11.372cm">
            <draw:text-box>
              <text:p text:style-name="P39"><text:span text:style-name="T8">𝓜</text:span></text:p>
            </draw:text-box>
          </draw:frame>
        </draw:g>
        <draw:g draw:style-name="gr3">
          <draw:custom-shape draw:style-name="gr46" draw:text-style-name="P37" xml:id="id12" draw:id="id12"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49" draw:text-style-name="P4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50" draw:text-style-name="P40" draw:layer="layout" svg:width="1.381cm" svg:height="1.376cm" svg:x="11.608cm" svg:y="11.372cm">
            <draw:text-box>
              <text:p text:style-name="P39"><text:span text:style-name="T8">𝓜</text:span></text:p>
            </draw:text-box>
          </draw:frame>
        </draw:g>
        <draw:custom-shape draw:style-name="gr46" draw:text-style-name="P37" xml:id="id13" draw:id="id13"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17" draw:text-style-name="P42" draw:layer="layout" svg:width="1cm" svg:height="1cm" svg:x="17.271cm" svg:y="11.551cm">
          <text:p/>
          <draw:enhanced-geometry svg:viewBox="0 0 21600 21600" draw:type="rectangle" draw:enhanced-path="M 0 0 L 21600 0 21600 21600 0 21600 0 0 Z N"/>
        </draw:custom-shape>
        <draw:frame draw:style-name="gr51" draw:text-style-name="P40" draw:layer="layout" svg:width="1.381cm" svg:height="1.376cm" svg:x="17.093cm" svg:y="11.372cm">
          <draw:text-box>
            <text:p text:style-name="P39"><text:span text:style-name="T8">𝓜</text:span></text:p>
          </draw:text-box>
        </draw:frame>
        <draw:custom-shape draw:style-name="gr52" draw:text-style-name="P43" xml:id="id14" draw:id="id14"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53" draw:text-style-name="P44" draw:layer="layout" svg:width="1cm" svg:height="1cm" svg:x="22.517cm" svg:y="11.551cm">
          <text:p/>
          <draw:enhanced-geometry svg:viewBox="0 0 21600 21600" draw:type="rectangle" draw:enhanced-path="M 0 0 L 21600 0 21600 21600 0 21600 0 0 Z N"/>
        </draw:custom-shape>
        <draw:g draw:style-name="gr3" xml:id="id7" draw:id="id7">
          <draw:frame draw:style-name="gr35" draw:text-style-name="P45" draw:layer="layout" svg:width="1.869cm" svg:height="2.173cm" svg:x="22.353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2" draw:text-style-name="P35" draw:layer="layout" svg:width="0.863cm" svg:height="0.852cm" svg:x="22.799cm" svg:y="10.136cm">
            <text:p text:style-name="P46"><text:span text:style-name="T9">A</text:span></text:p>
            <draw:enhanced-geometry svg:viewBox="0 0 21600 21600" draw:type="rectangle" draw:enhanced-path="M 0 0 L 21600 0 21600 21600 0 21600 0 0 Z N"/>
          </draw:custom-shape>
          <draw:frame draw:style-name="gr54" draw:text-style-name="P47" draw:layer="layout" svg:width="1.561cm" svg:height="1.006cm" svg:x="22.552cm" svg:y="9.627cm">
            <draw:text-box>
              <text:p><text:span text:style-name="T7">EKcert</text:span></text:p>
            </draw:text-box>
          </draw:frame>
          <draw:custom-shape draw:style-name="gr42" draw:text-style-name="P48" draw:layer="layout" svg:width="0.863cm" svg:height="0.852cm" svg:x="22.799cm" svg:y="10.136cm">
            <text:p/>
            <draw:enhanced-geometry svg:viewBox="0 0 21600 21600" draw:type="rectangle" draw:enhanced-path="M 0 0 L 21600 0 21600 21600 0 21600 0 0 Z N"/>
          </draw:custom-shape>
        </draw:g>
        <draw:frame draw:style-name="gr55" draw:text-style-name="P40" draw:layer="layout" svg:width="1.381cm" svg:height="1.376cm" svg:x="22.35cm" svg:y="11.372cm">
          <draw:text-box>
            <text:p text:style-name="P39"><text:span text:style-name="T8">𝓜</text:span></text:p>
          </draw:text-box>
        </draw:frame>
        <draw:frame draw:style-name="gr56" draw:text-style-name="P49" draw:layer="layout" svg:width="1.381cm" svg:height="1.376cm" svg:x="22.549cm" svg:y="9.89cm">
          <draw:text-box>
            <text:p text:style-name="P39"><text:span text:style-name="T10">𝓜</text:span></text:p>
          </draw:text-box>
        </draw:frame>
        <draw:frame draw:style-name="gr57" draw:text-style-name="P49" draw:layer="layout" svg:width="1.381cm" svg:height="1.376cm" svg:x="18.512cm" svg:y="5.977cm">
          <draw:text-box>
            <text:p text:style-name="P39"><text:span text:style-name="T10">𝓜</text:span></text:p>
          </draw:text-box>
        </draw:frame>
        <draw:frame draw:style-name="gr58" draw:text-style-name="P49" draw:layer="layout" svg:width="1.381cm" svg:height="1.376cm" svg:x="11.363cm" svg:y="6.213cm">
          <draw:text-box>
            <text:p text:style-name="P39"><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36" draw:layer="layout" draw:line-skew="1.534cm" svg:x1="12.197cm" svg:y1="4.661cm" svg:x2="11.802cm" svg:y2="5.285cm" draw:start-shape="id15" draw:start-glue-point="4" draw:end-shape="id16" draw:end-glue-point="0" svg:d="M12197 4661h-398v624h3" svg:viewBox="0 0 399 625">
          <text:p/>
        </draw:connector>
        <draw:connector draw:style-name="gr59" draw:text-style-name="P3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3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7">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3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36" draw:layer="layout" svg:x1="20.011cm" svg:y1="6.118cm" svg:x2="20.911cm" svg:y2="6.118cm">
          <text:p/>
        </draw:line>
        <draw:line draw:style-name="gr77" draw:text-style-name="P3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36" draw:layer="layout" svg:x1="6.89cm" svg:y1="5.285cm" svg:x2="8.895cm" svg:y2="5.285cm" draw:start-shape="id22" draw:start-glue-point="1" draw:end-shape="id23" draw:end-glue-point="3" svg:d="M6890 5285h2005" svg:viewBox="0 0 2006 1">
          <text:p/>
        </draw:connector>
        <draw:connector draw:style-name="gr59" draw:text-style-name="P36" draw:layer="layout" draw:line-skew="0.157cm" svg:x1="8.26cm" svg:y1="4.659cm" svg:x2="7.911cm" svg:y2="5.266cm" draw:start-shape="id24" draw:start-glue-point="4" svg:d="M8260 4659h-345v607h-4" svg:viewBox="0 0 350 608">
          <text:p/>
        </draw:connector>
        <draw:connector draw:style-name="gr79" draw:text-style-name="P36" xml:id="id16" draw:id="id16" draw:layer="layout" svg:x1="10.8cm" svg:y1="5.285cm" svg:x2="12.805cm" svg:y2="5.285cm" draw:start-shape="id23" draw:start-glue-point="1" draw:end-shape="id25" draw:end-glue-point="3" svg:d="M10800 5285h2005" svg:viewBox="0 0 2006 1">
          <text:p/>
        </draw:connector>
        <draw:connector draw:style-name="gr80" draw:text-style-name="P36" xml:id="id18" draw:id="id18" draw:layer="layout" svg:x1="14.71cm" svg:y1="5.285cm" svg:x2="16.695cm" svg:y2="5.285cm" draw:start-shape="id25" draw:start-glue-point="1" draw:end-shape="id26" draw:end-glue-point="3" svg:d="M14710 5285h1985" svg:viewBox="0 0 1986 1">
          <text:p/>
        </draw:connector>
        <draw:connector draw:style-name="gr81" draw:text-style-name="P36" draw:layer="layout" draw:type="line" svg:x1="9.847cm" svg:y1="5.92cm" svg:x2="9.847cm" svg:y2="6.65cm" draw:start-shape="id23" draw:start-glue-point="2" draw:end-shape="id27" draw:end-glue-point="0" svg:d="M9847 5920v730" svg:viewBox="0 0 1 731">
          <text:p/>
        </draw:connector>
        <draw:connector draw:style-name="gr82" draw:text-style-name="P36" draw:layer="layout" draw:type="line" svg:x1="13.757cm" svg:y1="5.92cm" svg:x2="13.757cm" svg:y2="6.65cm" draw:start-shape="id25" draw:start-glue-point="2" draw:end-shape="id28" draw:end-glue-point="0" svg:d="M13757 5920v730" svg:viewBox="0 0 1 731">
          <text:p/>
        </draw:connector>
        <draw:connector draw:style-name="gr83" draw:text-style-name="P3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36" draw:layer="layout" draw:type="line" svg:x1="9.184cm" svg:y1="8.05cm" svg:x2="9.198cm" svg:y2="9.199cm" draw:start-shape="id27" draw:start-glue-point="5" draw:end-shape="id21" draw:end-glue-point="4" svg:d="M9184 8050l14 1149" svg:viewBox="0 0 15 1150">
          <text:p/>
        </draw:connector>
        <draw:connector draw:style-name="gr85" draw:text-style-name="P36" draw:layer="layout" draw:type="line" svg:x1="13.086cm" svg:y1="8.048cm" svg:x2="13.1cm" svg:y2="9.22cm" draw:start-shape="id28" draw:start-glue-point="5" draw:end-shape="id30" draw:end-glue-point="4" svg:d="M13086 8048l14 1172" svg:viewBox="0 0 15 1173">
          <text:p/>
        </draw:connector>
        <draw:connector draw:style-name="gr86" draw:text-style-name="P36" draw:layer="layout" draw:type="line" svg:x1="16.98cm" svg:y1="8.054cm" svg:x2="16.987cm" svg:y2="9.222cm" draw:start-shape="id29" draw:start-glue-point="4" draw:end-shape="id31" draw:end-glue-point="4" svg:d="M16980 8054l7 1168" svg:viewBox="0 0 8 1169">
          <text:p/>
        </draw:connector>
        <draw:connector draw:style-name="gr87" draw:text-style-name="P36" draw:layer="layout" draw:line-skew="-0.204cm" svg:x1="11.167cm" svg:y1="7.677cm" svg:x2="12.856cm" svg:y2="10.114cm" draw:start-shape="id27" draw:start-glue-point="4" draw:end-shape="id30" svg:d="M11167 7677h641v2437h1048" svg:viewBox="0 0 1690 2438">
          <text:p/>
        </draw:connector>
        <draw:connector draw:style-name="gr88" draw:text-style-name="P36" draw:layer="layout" draw:type="line" svg:x1="9.847cm" svg:y1="8.388cm" svg:x2="9.837cm" svg:y2="9.218cm" draw:start-shape="id24" draw:start-glue-point="2" draw:end-shape="id21" draw:end-glue-point="5" svg:d="M9847 8388l-10 830" svg:viewBox="0 0 11 831">
          <text:p/>
        </draw:connector>
        <draw:connector draw:style-name="gr89" draw:text-style-name="P3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36" draw:layer="layout" draw:type="line" svg:x1="13.757cm" svg:y1="8.39cm" svg:x2="13.753cm" svg:y2="9.239cm" draw:start-shape="id15" draw:start-glue-point="2" draw:end-shape="id30" draw:end-glue-point="6" svg:d="M13757 8390l-4 849" svg:viewBox="0 0 5 850">
          <text:p/>
        </draw:connector>
        <draw:connector draw:style-name="gr91" draw:text-style-name="P3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7">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3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97" draw:id="id97"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241F9A2C5F75C83D.png" xlink:type="simple" xlink:show="embed" xlink:actuate="onLoad" draw:mime-type="image/png"/>
        </draw:frame>
        <draw:connector draw:style-name="gr98" draw:text-style-name="P19" xml:id="id95" draw:id="id95" draw:layer="layout" svg:x1="5.4cm" svg:y1="7.253cm" svg:x2="6.3cm" svg:y2="7.263cm" draw:start-shape="id40" draw:start-glue-point="1" svg:d="M5400 7253h700v10h200" svg:viewBox="0 0 901 11">
          <text:p/>
        </draw:connector>
        <draw:custom-shape draw:style-name="gr17" draw:text-style-name="P15" xml:id="id101" draw:id="id101"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96" draw:id="id96"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80C6282C0464094C.png" xlink:type="simple" xlink:show="embed" xlink:actuate="onLoad" draw:mime-type="image/png"/>
        </draw:frame>
        <draw:connector draw:style-name="gr104" draw:text-style-name="P3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46" draw:id="id46"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47" draw:id="id47"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48" draw:id="id48"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5" draw:id="id45"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7" draw:text-style-name="P36" draw:layer="layout" draw:type="line" svg:x1="10.877cm" svg:y1="6.069cm" svg:x2="12.008cm" svg:y2="6.069cm" draw:start-shape="id45" draw:start-glue-point="1" draw:end-shape="id46" draw:end-glue-point="3" svg:d="M10877 6069h1131" svg:viewBox="0 0 1132 1">
          <text:p/>
        </draw:connector>
        <draw:connector draw:style-name="gr108" draw:text-style-name="P36" draw:layer="layout" draw:type="line" svg:x1="13.601cm" svg:y1="6.069cm" svg:x2="14.733cm" svg:y2="6.068cm" draw:start-shape="id46" draw:start-glue-point="1" draw:end-shape="id47" draw:end-glue-point="3" svg:d="M13601 6069l1132-1" svg:viewBox="0 0 1133 2">
          <text:p/>
        </draw:connector>
        <draw:connector draw:style-name="gr109" draw:text-style-name="P36" draw:layer="layout" draw:type="line" svg:x1="16.325cm" svg:y1="6.068cm" svg:x2="17.457cm" svg:y2="6.068cm" draw:start-shape="id47" draw:start-glue-point="1" draw:end-shape="id48" draw:end-glue-point="3" svg:d="M16325 6068h1132" svg:viewBox="0 0 1133 1">
          <text:p/>
        </draw:connector>
        <draw:frame draw:style-name="gr110" draw:text-style-name="P57" xml:id="id50" draw:id="id50" draw:layer="layout" svg:width="1.593cm" svg:height="1.831cm" svg:x="12.01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49" draw:id="id49" draw:layer="layout" svg:width="1.593cm" svg:height="1.831cm" svg:x="9.28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1" draw:text-style-name="P74" xml:id="id52" draw:id="id52" draw:layer="layout" svg:width="1.905cm" svg:height="1.4cm" svg:x="17.38cm" svg:y="7.62cm">
          <text:p text:style-name="P64"><text:span text:style-name="T23">Quote</text:span></text:p>
          <draw:enhanced-geometry svg:viewBox="0 0 21600 21600" draw:type="rectangle" draw:enhanced-path="M 0 0 L 21600 0 21600 21600 0 21600 0 0 Z N"/>
        </draw:custom-shape>
        <draw:connector draw:style-name="gr112" draw:text-style-name="P75" draw:layer="layout" svg:x1="10.873cm" svg:y1="8.535cm" svg:x2="12.01cm" svg:y2="8.535cm" draw:start-shape="id49" draw:start-glue-point="1" draw:end-shape="id50" draw:end-glue-point="3" svg:d="M10873 8535h1137" svg:viewBox="0 0 1138 1">
          <text:p/>
        </draw:connector>
        <draw:frame draw:style-name="gr113" draw:text-style-name="P76"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3" draw:text-style-name="P76"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1" draw:id="id51">
          <draw:glue-point draw:id="4" svg:x="5.003cm" svg:y="2.265cm"/>
          <draw:glue-point draw:id="5" svg:x="-2.334cm" svg:y="5.01cm"/>
          <draw:glue-point draw:id="6" svg:x="2.614cm" svg:y="5.01cm"/>
          <draw:custom-shape draw:style-name="gr71" draw:text-style-name="P58" draw:layer="layout" svg:width="2.54cm" svg:height="1.399cm" svg:x="14.428cm" svg:y="7.62cm">
            <text:p text:style-name="P5"><text:span text:style-name="T7">AK</text:span></text:p>
            <draw:enhanced-geometry svg:viewBox="0 0 21600 21600" draw:type="rectangle" draw:enhanced-path="M 0 0 L 21600 0 21600 21600 0 21600 0 0 Z N"/>
          </draw:custom-shape>
          <draw:line draw:style-name="gr72" draw:text-style-name="P59" draw:layer="layout" svg:x1="14.428cm" svg:y1="8.282cm" svg:x2="16.968cm" svg:y2="8.282cm">
            <text:p/>
          </draw:line>
          <draw:line draw:style-name="gr72" draw:text-style-name="P59"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6" draw:text-style-name="P75" draw:layer="layout" draw:line-skew="0.431cm" svg:x1="16.361cm" svg:y1="9.019cm" svg:x2="18.332cm" svg:y2="9.02cm" draw:start-shape="id51" draw:start-glue-point="6" draw:end-shape="id52" draw:end-glue-point="2" svg:d="M16361 9019v933h1971v-932" svg:viewBox="0 0 1972 934">
          <text:p/>
        </draw:connector>
        <draw:connector draw:style-name="gr117" draw:text-style-name="P75" draw:layer="layout" svg:x1="15.106cm" svg:y1="9.019cm" svg:x2="12.806cm" svg:y2="9.451cm" draw:start-shape="id51" draw:start-glue-point="5" draw:end-shape="id50" draw:end-glue-point="2" svg:d="M15106 9019v932h-2300v-500" svg:viewBox="0 0 2301 933">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36" draw:layer="layout" svg:x1="20.005cm" svg:y1="6.983cm" svg:x2="20.905cm" svg:y2="6.983cm">
          <text:p/>
        </draw:line>
        <draw:line draw:style-name="gr77" draw:text-style-name="P3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8" draw:text-style-name="P79"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2" draw:text-style-name="P83" draw:layer="layout" svg:width="3.734cm" svg:height="1.27cm" svg:x="11.449cm" svg:y="8.755cm">
          <draw:text-box>
            <text:p text:style-name="P5">configuration</text:p>
          </draw:text-box>
        </draw:frame>
        <draw:frame draw:style-name="gr123" draw:text-style-name="P83"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AE54C1311144CADF.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4" draw:text-style-name="P83" draw:layer="layout" svg:width="2.853cm" svg:height="1.27cm" svg:x="11.856cm" svg:y="8.755cm">
          <draw:text-box>
            <text:p text:style-name="P5">FW stack</text:p>
          </draw:text-box>
        </draw:frame>
        <draw:frame draw:style-name="gr125" draw:text-style-name="P83"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B2C9E8AE8E05D0E.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path draw:style-name="gr59" draw:text-style-name="P36" draw:layer="layout" svg:width="0.682cm" svg:height="0.436cm" svg:x="13.335cm" svg:y="4.855cm" svg:viewBox="0 0 683 437" svg:d="M683 0c-254 0-429 0-683 0 0 146 0 291 0 437">
          <text:p/>
        </draw:path>
        <draw:frame presentation:style-name="pr6" xml:id="id53" draw:id="id53" draw:layer="layout" svg:width="25.199cm" svg:height="2.629cm" svg:x="1.4cm" svg:y="0.628cm" presentation:class="title" presentation:user-transformed="true">
          <draw:text-box>
            <text:p>DICE</text:p>
          </draw:text-box>
        </draw:frame>
        <draw:custom-shape draw:style-name="gr126" draw:text-style-name="P23" xml:id="id60" draw:id="id60"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53" draw:end-shape="id53" svg:d="M26599 1942z" svg:viewBox="0 0 1 1">
          <text:p/>
        </draw:connector>
        <draw:frame draw:style-name="gr127"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8" draw:text-style-name="P23" xml:id="id61" draw:id="id61"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29" draw:text-style-name="P55" xml:id="id54" draw:id="id54"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7" draw:id="id57"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9" draw:id="id59"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3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36" draw:layer="layout" svg:x1="19.311cm" svg:y1="6.118cm" svg:x2="20.211cm" svg:y2="6.118cm">
          <text:p/>
        </draw:line>
        <draw:line draw:style-name="gr77" draw:text-style-name="P3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36" draw:layer="layout" svg:x1="12.108cm" svg:y1="5.285cm" svg:x2="15.331cm" svg:y2="5.287cm" draw:start-shape="id54" draw:start-glue-point="1" draw:end-shape="id55" draw:end-glue-point="3" svg:d="M12108 5285h1611v2h1612" svg:viewBox="0 0 3224 3">
          <text:p/>
        </draw:connector>
        <draw:connector draw:style-name="gr82" draw:text-style-name="P36" draw:layer="layout" draw:type="line" svg:x1="11.155cm" svg:y1="5.92cm" svg:x2="11.155cm" svg:y2="6.75cm" draw:start-shape="id54" draw:start-glue-point="2" draw:end-shape="id56" draw:end-glue-point="0" svg:d="M11155 5920v830" svg:viewBox="0 0 1 831">
          <text:p/>
        </draw:connector>
        <draw:frame draw:style-name="gr130" draw:text-style-name="P51" draw:layer="layout" svg:width="1.444cm" svg:height="0.646cm" svg:x="12.726cm" svg:y="4.234cm">
          <draw:text-box>
            <text:p text:style-name="P5"><text:span text:style-name="T15">TCI</text:span><text:span text:style-name="T14">fTPM</text:span></text:p>
          </draw:text-box>
        </draw:frame>
        <draw:connector draw:style-name="gr85" draw:text-style-name="P36" draw:layer="layout" draw:type="line" svg:x1="10.484cm" svg:y1="8.148cm" svg:x2="10.5cm" svg:y2="11.22cm" draw:start-shape="id56" draw:start-glue-point="5" draw:end-shape="id57" draw:end-glue-point="4" svg:d="M10484 8148l16 3072" svg:viewBox="0 0 17 3073">
          <text:p/>
        </draw:connector>
        <draw:connector draw:style-name="gr86" draw:text-style-name="P36" draw:layer="layout" draw:type="line" svg:x1="15.616cm" svg:y1="10.156cm" svg:x2="15.617cm" svg:y2="11.225cm" draw:start-shape="id58" draw:start-glue-point="4" draw:end-shape="id59" draw:end-glue-point="4" svg:d="M15616 10156l1 1069" svg:viewBox="0 0 2 1070">
          <text:p/>
        </draw:connector>
        <draw:connector draw:style-name="gr89" draw:text-style-name="P36" draw:layer="layout" draw:line-skew="-0.563cm" svg:x1="12.425cm" svg:y1="7.78cm" svg:x2="15.423cm" svg:y2="12.115cm" draw:start-shape="id56" draw:start-glue-point="4" draw:end-shape="id59" draw:end-glue-point="3" svg:d="M12425 7780h937v4335h2061" svg:viewBox="0 0 2999 4336">
          <text:p/>
        </draw:connector>
        <draw:connector draw:style-name="gr90" draw:text-style-name="P36" draw:layer="layout" draw:type="line" svg:x1="11.155cm" svg:y1="10.51cm" svg:x2="11.154cm" svg:y2="11.219cm" draw:start-shape="id60" draw:end-shape="id57" draw:end-glue-point="6" svg:d="M11155 10510l-1 709" svg:viewBox="0 0 2 710">
          <text:p/>
        </draw:connector>
        <draw:connector draw:style-name="gr91" draw:text-style-name="P36" draw:layer="layout" draw:type="line" svg:x1="16.321cm" svg:y1="10.508cm" svg:x2="16.32cm" svg:y2="11.223cm" draw:start-shape="id61" draw:start-glue-point="2" draw:end-shape="id59"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0" draw:text-style-name="P51" draw:layer="layout" svg:width="1.444cm" svg:height="0.646cm" svg:x="16.304cm" svg:y="10.525cm">
          <draw:text-box>
            <text:p text:style-name="P5"><text:span text:style-name="T15">TCI</text:span><text:span text:style-name="T14">fTPM</text:span></text:p>
          </draw:text-box>
        </draw:frame>
        <draw:g draw:style-name="gr3" xml:id="id56" draw:id="id56">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8" draw:id="id58">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7">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1" draw:text-style-name="P55" xml:id="id62" draw:id="id62"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2" draw:text-style-name="P55" xml:id="id63" draw:id="id63"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3" draw:text-style-name="P36" draw:layer="layout" svg:x1="16.283cm" svg:y1="5.922cm" svg:x2="15.238cm" svg:y2="6.752cm" draw:start-shape="id55" draw:start-glue-point="2" draw:end-shape="id62" draw:end-glue-point="0" svg:d="M16283 5922v415h-1045v415" svg:viewBox="0 0 1046 831">
          <text:p/>
        </draw:connector>
        <draw:connector draw:style-name="gr134" draw:text-style-name="P36" draw:layer="layout" svg:x1="16.283cm" svg:y1="5.922cm" svg:x2="17.404cm" svg:y2="6.752cm" draw:start-shape="id55" draw:start-glue-point="2" draw:end-shape="id63" draw:end-glue-point="0" svg:d="M16283 5922v415h1121v415" svg:viewBox="0 0 1122 831">
          <text:p/>
        </draw:connector>
        <draw:connector draw:style-name="gr135" draw:text-style-name="P36" draw:layer="layout" svg:x1="15.238cm" svg:y1="8.022cm" svg:x2="16.283cm" svg:y2="8.758cm" draw:start-shape="id62" draw:start-glue-point="2" draw:end-shape="id58" draw:end-glue-point="0" svg:d="M15238 8022v368h1045v368" svg:viewBox="0 0 1046 737">
          <text:p/>
        </draw:connector>
        <draw:frame draw:style-name="gr136" draw:text-style-name="P84" draw:layer="layout" svg:width="1.324cm" svg:height="1.354cm" svg:x="8.236cm" svg:y="6.485cm">
          <draw:text-box>
            <text:p><text:span text:style-name="T26">...</text:span></text:p>
          </draw:text-box>
        </draw:frame>
        <draw:custom-shape draw:style-name="gr137" draw:text-style-name="P55" xml:id="id55" draw:id="id55"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8"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xml:id="id64" draw:id="id64" draw:layer="layout" svg:width="25.199cm" svg:height="2.629cm" svg:x="1.4cm" svg:y="0.628cm" presentation:class="title" presentation:user-transformed="true">
          <draw:text-box>
            <text:p>Storage</text:p>
          </draw:text-box>
        </draw:frame>
        <draw:connector draw:style-name="gr64" draw:text-style-name="P36" draw:layer="layout" svg:x1="26.599cm" svg:y1="1.942cm" svg:x2="26.599cm" svg:y2="1.942cm" draw:start-shape="id64" draw:end-shape="id64" svg:d="M26599 1942z" svg:viewBox="0 0 1 1">
          <text:p/>
        </draw:connector>
        <draw:line draw:style-name="gr139" draw:text-style-name="P36" draw:layer="layout" svg:x1="12.705cm" svg:y1="8.89cm" svg:x2="12.705cm" svg:y2="7.62cm">
          <text:p/>
        </draw:line>
        <draw:line draw:style-name="gr140" draw:text-style-name="P36" draw:layer="layout" svg:x1="13.34cm" svg:y1="7.62cm" svg:x2="13.34cm" svg:y2="8.89cm">
          <text:p/>
        </draw:line>
        <draw:frame draw:style-name="gr141" draw:text-style-name="P85" draw:layer="layout" svg:width="1.89cm" svg:height="0.724cm" svg:x="10.783cm" svg:y="7.508cm">
          <draw:text-box>
            <text:p><text:span text:style-name="T6">decrypt</text:span></text:p>
          </draw:text-box>
        </draw:frame>
        <draw:frame draw:style-name="gr141" draw:text-style-name="P85" draw:layer="layout" svg:width="1.89cm" svg:height="0.724cm" svg:x="13.324cm" svg:y="7.525cm">
          <draw:text-box>
            <text:p><text:span text:style-name="T6">encrypt</text:span></text:p>
          </draw:text-box>
        </draw:frame>
        <draw:line draw:style-name="gr142" draw:text-style-name="P36" draw:layer="layout" svg:x1="10.16cm" svg:y1="8.255cm" svg:x2="16.552cm" svg:y2="8.25cm">
          <text:p/>
        </draw:line>
        <draw:frame draw:style-name="gr143" draw:text-style-name="P83" draw:layer="layout" svg:width="3.817cm" svg:height="0.882cm" svg:x="15.702cm" svg:y="7.103cm">
          <draw:text-box>
            <text:p text:style-name="P5">secure RAM</text:p>
          </draw:text-box>
        </draw:frame>
        <draw:frame draw:style-name="gr144" draw:text-style-name="P83" draw:layer="layout" svg:width="3.817cm" svg:height="1.513cm" svg:x="15.703cm" svg:y="8.568cm">
          <draw:text-box>
            <text:p text:style-name="P5">Persistent<text:line-break/>(e.g., HDD)</text:p>
          </draw:text-box>
        </draw:frame>
        <draw:custom-shape draw:style-name="gr145"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7" draw:text-style-name="P28" xml:id="id65" draw:id="id65" draw:layer="layout" svg:width="2.637cm" svg:height="1.72cm" svg:x="4.815cm" svg:y="7.401cm">
          <text:p/>
          <draw:enhanced-geometry svg:viewBox="0 0 21600 21600" draw:type="rectangle" draw:enhanced-path="M 0 0 L 21600 0 21600 21600 0 21600 0 0 Z N"/>
        </draw:custom-shape>
        <draw:frame draw:style-name="gr148" draw:text-style-name="P86"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custom-shape draw:style-name="gr14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0" draw:text-style-name="P36" draw:layer="layout" draw:type="line" svg:x1="7.452cm" svg:y1="8.261cm" svg:x2="8.769cm" svg:y2="8.257cm" draw:start-shape="id65" draw:start-glue-point="1" svg:d="M7452 8261l1317-4" svg:viewBox="0 0 1318 5">
          <text:p/>
        </draw:connector>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6" draw:id="id66" draw:layer="layout" svg:width="25.199cm" svg:height="2.629cm" svg:x="1.4cm" svg:y="0.628cm" presentation:class="title" presentation:user-transformed="true">
          <draw:text-box>
            <text:p>TPM hierarchies</text:p>
          </draw:text-box>
        </draw:frame>
        <draw:connector draw:style-name="gr64" draw:text-style-name="P36" draw:layer="layout" svg:x1="26.599cm" svg:y1="1.942cm" svg:x2="26.599cm" svg:y2="1.942cm" draw:start-shape="id66" draw:end-shape="id66" svg:d="M26599 1942z" svg:viewBox="0 0 1 1">
          <text:p/>
        </draw:connector>
        <draw:line draw:style-name="gr142" draw:text-style-name="P36" draw:layer="layout" svg:x1="11.123cm" svg:y1="4.63cm" svg:x2="11.123cm" svg:y2="9.83cm">
          <text:p/>
        </draw:line>
        <draw:line draw:style-name="gr142" draw:text-style-name="P36" draw:layer="layout" svg:x1="14cm" svg:y1="4.63cm" svg:x2="14cm" svg:y2="9.83cm">
          <text:p/>
        </draw:line>
        <draw:line draw:style-name="gr142" draw:text-style-name="P36" draw:layer="layout" svg:x1="16.877cm" svg:y1="4.63cm" svg:x2="16.877cm" svg:y2="9.83cm">
          <text:p/>
        </draw:line>
        <draw:connector draw:style-name="gr151" draw:text-style-name="P28" draw:layer="layout" draw:type="line" svg:x1="9.685cm" svg:y1="8.22cm" svg:x2="9.035cm" svg:y2="8.79cm" draw:start-shape="id67" draw:start-glue-point="2" draw:end-shape="id68" draw:end-glue-point="0" svg:d="M9685 8220l-650 570" svg:viewBox="0 0 651 571">
          <text:p/>
        </draw:connector>
        <draw:connector draw:style-name="gr152" draw:text-style-name="P28" draw:layer="layout" draw:type="line" svg:x1="9.685cm" svg:y1="8.22cm" svg:x2="10.335cm" svg:y2="8.79cm" draw:start-shape="id67" draw:start-glue-point="2" draw:end-shape="id69" draw:end-glue-point="0" svg:d="M9685 8220l650 570" svg:viewBox="0 0 651 571">
          <text:p/>
        </draw:connector>
        <draw:frame draw:style-name="gr153" draw:text-style-name="P87" draw:layer="layout" svg:width="2.6cm" svg:height="0.646cm" svg:x="8.385cm" svg:y="4.434cm">
          <draw:text-box>
            <text:p text:style-name="P5"><text:span text:style-name="T27">Storage</text:span></text:p>
          </draw:text-box>
        </draw:frame>
        <draw:g draw:style-name="gr3" xml:id="id70" draw:id="id70">
          <draw:custom-shape draw:style-name="gr154" draw:text-style-name="P88" draw:layer="layout" svg:width="1.27cm" svg:height="1.27cm" svg:x="9.05cm" svg:y="5.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9.05cm" svg:y="5.618cm">
            <draw:text-box>
              <text:p text:style-name="P5"><text:span text:style-name="T19">SPS</text:span></text:p>
            </draw:text-box>
          </draw:frame>
        </draw:g>
        <draw:connector draw:style-name="gr156" draw:text-style-name="P28" draw:layer="layout" draw:type="line" svg:x1="9.685cm" svg:y1="6.585cm" svg:x2="9.685cm" svg:y2="7.22cm" draw:start-shape="id70" draw:start-glue-point="2" draw:end-shape="id67" draw:end-glue-point="0" svg:d="M9685 6585v635" svg:viewBox="0 0 1 636">
          <text:p/>
        </draw:connector>
        <draw:g draw:style-name="gr3">
          <draw:custom-shape draw:style-name="gr157" draw:text-style-name="P28" xml:id="id68" draw:id="id68" draw:layer="layout" svg:width="1cm" svg:height="1cm" svg:x="8.535cm" svg:y="8.79cm">
            <text:p/>
            <draw:enhanced-geometry svg:viewBox="0 0 21600 21600" draw:mirror-horizontal="false" draw:mirror-vertical="false" draw:type="rectangle" draw:enhanced-path="M 0 0 L 21600 0 21600 21600 0 21600 0 0 Z N"/>
          </draw:custom-shape>
          <draw:custom-shape draw:style-name="gr157" draw:text-style-name="P28" xml:id="id69" draw:id="id69" draw:layer="layout" svg:width="1cm" svg:height="1cm" svg:x="9.835cm" svg:y="8.79cm">
            <text:p/>
            <draw:enhanced-geometry svg:viewBox="0 0 21600 21600" draw:mirror-horizontal="false" draw:mirror-vertical="false" draw:type="rectangle" draw:enhanced-path="M 0 0 L 21600 0 21600 21600 0 21600 0 0 Z N"/>
          </draw:custom-shape>
        </draw:g>
        <draw:custom-shape draw:style-name="gr158" draw:text-style-name="P90" xml:id="id67" draw:id="id67" draw:layer="layout" svg:width="1cm" svg:height="1cm" svg:x="9.185cm" svg:y="7.22cm">
          <text:p/>
          <draw:enhanced-geometry svg:viewBox="0 0 21600 21600" draw:mirror-horizontal="false" draw:mirror-vertical="false" draw:type="rectangle" draw:enhanced-path="M 0 0 L 21600 0 21600 21600 0 21600 0 0 Z N"/>
        </draw:custom-shape>
        <draw:connector draw:style-name="gr159" draw:text-style-name="P36" draw:layer="layout" draw:type="line" svg:x1="12.562cm" svg:y1="8.22cm" svg:x2="12.562cm" svg:y2="8.79cm" draw:start-shape="id71" draw:start-glue-point="2" draw:end-shape="id72" draw:end-glue-point="0" svg:d="M12562 8220v570" svg:viewBox="0 0 1 571">
          <text:p/>
        </draw:connector>
        <draw:frame draw:style-name="gr153" draw:text-style-name="P87" draw:layer="layout" svg:width="2.6cm" svg:height="0.646cm" svg:x="11.262cm" svg:y="4.434cm">
          <draw:text-box>
            <text:p text:style-name="P5"><text:span text:style-name="T27">Endorsement</text:span></text:p>
          </draw:text-box>
        </draw:frame>
        <draw:g draw:style-name="gr3" xml:id="id73" draw:id="id73">
          <draw:custom-shape draw:style-name="gr154" draw:text-style-name="P88" draw:layer="layout" svg:width="1.27cm" svg:height="1.27cm" svg:x="11.927cm" svg:y="5.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1.927cm" svg:y="5.619cm">
            <draw:text-box>
              <text:p text:style-name="P91"><text:span text:style-name="T28">EPS</text:span></text:p>
            </draw:text-box>
          </draw:frame>
        </draw:g>
        <draw:connector draw:style-name="gr160" draw:text-style-name="P36" draw:layer="layout" draw:type="line" svg:x1="12.562cm" svg:y1="6.586cm" svg:x2="12.562cm" svg:y2="7.22cm" draw:start-shape="id73" draw:start-glue-point="2" draw:end-shape="id71" draw:end-glue-point="0" svg:d="M12562 6586v634" svg:viewBox="0 0 1 635">
          <text:p/>
        </draw:connector>
        <draw:custom-shape draw:style-name="gr157" draw:text-style-name="P28" xml:id="id72" draw:id="id72" draw:layer="layout" svg:width="1cm" svg:height="1cm" svg:x="12.062cm" svg:y="8.79cm">
          <text:p/>
          <draw:enhanced-geometry svg:viewBox="0 0 21600 21600" draw:mirror-horizontal="false" draw:mirror-vertical="false" draw:type="rectangle" draw:enhanced-path="M 0 0 L 21600 0 21600 21600 0 21600 0 0 Z N"/>
        </draw:custom-shape>
        <draw:custom-shape draw:style-name="gr161" draw:text-style-name="P93" xml:id="id71" draw:id="id71" draw:layer="layout" svg:width="1cm" svg:height="1cm" svg:x="12.062cm" svg:y="7.22cm">
          <text:p text:style-name="P92"><text:span text:style-name="T29">EK</text:span></text:p>
          <draw:enhanced-geometry svg:viewBox="0 0 21600 21600" draw:mirror-horizontal="false" draw:mirror-vertical="false" draw:type="rectangle" draw:enhanced-path="M 0 0 L 21600 0 21600 21600 0 21600 0 0 Z N"/>
        </draw:custom-shape>
        <draw:connector draw:style-name="gr162" draw:text-style-name="P36" draw:layer="layout" draw:type="line" svg:x1="15.438cm" svg:y1="8.22cm" svg:x2="14.788cm" svg:y2="8.79cm" draw:start-shape="id74" draw:start-glue-point="2" draw:end-shape="id75" draw:end-glue-point="0" svg:d="M15438 8220l-650 570" svg:viewBox="0 0 651 571">
          <text:p/>
        </draw:connector>
        <draw:connector draw:style-name="gr163" draw:text-style-name="P36" draw:layer="layout" draw:type="line" svg:x1="15.438cm" svg:y1="8.22cm" svg:x2="16.088cm" svg:y2="8.79cm" draw:start-shape="id74" draw:start-glue-point="2" draw:end-shape="id76" draw:end-glue-point="0" svg:d="M15438 8220l650 570" svg:viewBox="0 0 651 571">
          <text:p/>
        </draw:connector>
        <draw:frame draw:style-name="gr153" draw:text-style-name="P87" draw:layer="layout" svg:width="2.6cm" svg:height="0.646cm" svg:x="14.138cm" svg:y="4.434cm">
          <draw:text-box>
            <text:p text:style-name="P5"><text:span text:style-name="T27">Platform</text:span></text:p>
          </draw:text-box>
        </draw:frame>
        <draw:g draw:style-name="gr3" xml:id="id77" draw:id="id77">
          <draw:custom-shape draw:style-name="gr154" draw:text-style-name="P88" draw:layer="layout" svg:width="1.27cm" svg:height="1.27cm" svg:x="14.803cm" svg:y="5.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4.803cm" svg:y="5.62cm">
            <draw:text-box>
              <text:p text:style-name="P5"><text:span text:style-name="T19">PPS</text:span></text:p>
            </draw:text-box>
          </draw:frame>
        </draw:g>
        <draw:connector draw:style-name="gr164" draw:text-style-name="P36" draw:layer="layout" draw:type="line" svg:x1="15.438cm" svg:y1="6.587cm" svg:x2="15.438cm" svg:y2="7.22cm" draw:start-shape="id77" draw:start-glue-point="2" draw:end-shape="id74" draw:end-glue-point="0" svg:d="M15438 6587v633" svg:viewBox="0 0 1 634">
          <text:p/>
        </draw:connector>
        <draw:g draw:style-name="gr3">
          <draw:custom-shape draw:style-name="gr157" draw:text-style-name="P28" xml:id="id75" draw:id="id75" draw:layer="layout" svg:width="1cm" svg:height="1cm" svg:x="14.288cm" svg:y="8.79cm">
            <text:p/>
            <draw:enhanced-geometry svg:viewBox="0 0 21600 21600" draw:mirror-horizontal="false" draw:mirror-vertical="false" draw:type="rectangle" draw:enhanced-path="M 0 0 L 21600 0 21600 21600 0 21600 0 0 Z N"/>
          </draw:custom-shape>
          <draw:custom-shape draw:style-name="gr157" draw:text-style-name="P28" xml:id="id76" draw:id="id76" draw:layer="layout" svg:width="1cm" svg:height="1cm" svg:x="15.588cm" svg:y="8.79cm">
            <text:p/>
            <draw:enhanced-geometry svg:viewBox="0 0 21600 21600" draw:mirror-horizontal="false" draw:mirror-vertical="false" draw:type="rectangle" draw:enhanced-path="M 0 0 L 21600 0 21600 21600 0 21600 0 0 Z N"/>
          </draw:custom-shape>
        </draw:g>
        <draw:custom-shape draw:style-name="gr161" draw:text-style-name="P94" xml:id="id74" draw:id="id74" draw:layer="layout" svg:width="1cm" svg:height="1cm" svg:x="14.938cm" svg:y="7.22cm">
          <text:p/>
          <draw:enhanced-geometry svg:viewBox="0 0 21600 21600" draw:mirror-horizontal="false" draw:mirror-vertical="false" draw:type="rectangle" draw:enhanced-path="M 0 0 L 21600 0 21600 21600 0 21600 0 0 Z N"/>
        </draw:custom-shape>
        <draw:connector draw:style-name="gr165" draw:text-style-name="P36" draw:layer="layout" draw:type="line" svg:x1="18.315cm" svg:y1="8.22cm" svg:x2="18.315cm" svg:y2="8.79cm" draw:start-shape="id78" draw:start-glue-point="2" draw:end-shape="id79" draw:end-glue-point="0" svg:d="M18315 8220v570" svg:viewBox="0 0 1 571">
          <text:p/>
        </draw:connector>
        <draw:frame draw:style-name="gr153" draw:text-style-name="P87" draw:layer="layout" svg:width="2.6cm" svg:height="0.646cm" svg:x="17.015cm" svg:y="4.445cm">
          <draw:text-box>
            <text:p text:style-name="P5"><text:span text:style-name="T27">Null</text:span></text:p>
          </draw:text-box>
        </draw:frame>
        <draw:g draw:style-name="gr3" xml:id="id80" draw:id="id80">
          <draw:custom-shape draw:style-name="gr154" draw:text-style-name="P88" draw:layer="layout" svg:width="1.27cm" svg:height="1.27cm" svg:x="17.68cm" svg:y="5.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89" draw:layer="layout" svg:width="1.27cm" svg:height="0.664cm" svg:x="17.68cm" svg:y="5.621cm">
            <draw:text-box>
              <text:p text:style-name="P5"><text:span text:style-name="T19">NPS</text:span></text:p>
            </draw:text-box>
          </draw:frame>
        </draw:g>
        <draw:connector draw:style-name="gr167" draw:text-style-name="P36" draw:layer="layout" draw:type="line" svg:x1="18.315cm" svg:y1="6.588cm" svg:x2="18.315cm" svg:y2="7.22cm" draw:start-shape="id80" draw:start-glue-point="2" draw:end-shape="id78" draw:end-glue-point="0" svg:d="M18315 6588v632" svg:viewBox="0 0 1 633">
          <text:p/>
        </draw:connector>
        <draw:custom-shape draw:style-name="gr157" draw:text-style-name="P28" xml:id="id79" draw:id="id79" draw:layer="layout" svg:width="1cm" svg:height="1cm" svg:x="17.815cm" svg:y="8.79cm">
          <text:p/>
          <draw:enhanced-geometry svg:viewBox="0 0 21600 21600" draw:mirror-horizontal="false" draw:mirror-vertical="false" draw:type="rectangle" draw:enhanced-path="M 0 0 L 21600 0 21600 21600 0 21600 0 0 Z N"/>
        </draw:custom-shape>
        <draw:custom-shape draw:style-name="gr161" draw:text-style-name="P94" xml:id="id78" draw:id="id78" draw:layer="layout" svg:width="1cm" svg:height="1cm" svg:x="17.815cm" svg:y="7.22cm">
          <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96" draw:layer="layout" svg:width="25.199cm" svg:height="9.134cm" svg:x="1.4cm" svg:y="3.685cm" presentation:class="outline" presentation:user-transformed="true">
          <draw:text-box>
            <text:list text:style-name="L4">
              <text:list-item>
                <text:p text:style-name="P95"><text:span text:style-name="T30">Pull trust anchor into hardware</text:span><text:span text:style-name="T30"><text:line-break/></text:span><text:span text:style-name="T30">→ better security guarantees</text:span><text:span text:style-name="T30"><text:line-break/></text:span><text:span text:style-name="T30"/></text:p>
              </text:list-item>
              <text:list-item>
                <text:p text:style-name="P95"><text:span text:style-name="T31">Verify fTPM </text:span><text:span text:style-name="T32">including its underlying software stack</text:span></text:p>
                <text:p text:style-name="P95"><text:span text:style-name="T33"/></text:p>
              </text:list-item>
              <text:list-item>
                <text:p text:style-name="P95"><text:span text:style-name="T31">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draw:style-name="gr35" draw:text-style-name="P97"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8" draw:layer="layout" svg:width="25.199cm" svg:height="9.134cm" svg:x="1.4cm" svg:y="3.685cm" presentation:class="outline" presentation:user-transformed="true">
          <draw:text-box>
            <text:list text:style-name="L4">
              <text:list-item>
                <text:p><text:span text:style-name="T34">How to combine DICE and TPM infrastructure?</text:span><text:span text:style-name="T34"><text:line-break/></text:span><text:span text:style-name="T34">(e.g., AliasCert ∪ EKcert)</text:span></text:p>
              </text:list-item>
              <text:list-item>
                <text:p><text:span text:style-name="T34">How to manage fTPM persistent data securely?</text:span><text:span text:style-name="T34"><text:line-break/></text:span><text:span text:style-name="T34">(e.g., flush data on update)</text:span></text:p>
              </text:list-item>
              <text:list-item>
                <text:p text:style-name="P95"><text:span text:style-name="T34">What does the identity of fTPM include?</text:span><text:span text:style-name="T34"><text:line-break/></text:span><text:span text:style-name="T34">(e.g., hash, configuration, boot chain)</text:span></text:p>
              </text:list-item>
              <text:list-item>
                <text:p><text:span text:style-name="T34">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9" draw:layer="layout" svg:width="25.199cm" svg:height="9.134cm" svg:x="1.4cm" svg:y="3.685cm" presentation:class="outline" presentation:user-transformed="true">
          <draw:text-box>
            <text:list text:style-name="L4">
              <text:list-item>
                <text:p text:style-name="P95"><text:span text:style-name="T34">How to measure fTPM hash? (restricted to OP-TEE OS support)</text:span></text:p>
              </text:list-item>
              <text:list-item>
                <text:p text:style-name="P95"><text:span text:style-name="T34">How to establish static Root for certificate chain?</text:span><text:span text:style-name="T34"><text:line-break/></text:span><text:span text:style-name="T34">(must not change if measurements change)</text:span></text:p>
              </text:list-item>
              <text:list-item>
                <text:p text:style-name="P95"><text:span text:style-name="T34">How to inject EPS (i.e., the root secret) into fTPM?</text:span></text:p>
                <text:list>
                  <text:list-item>
                    <text:p text:style-name="P95"><text:span text:style-name="T34">on each boot</text:span></text:p>
                    <text:list>
                      <text:list-item>
                        <text:p><text:span text:style-name="T34">non-destructive (if EPS is same)</text:span></text:p>
                      </text:list-item>
                      <text:list-item>
                        <text:p><text:span text:style-name="T34">destructive (if EPS changed)</text:span></text:p>
                      </text:list-item>
                    </text:list>
                  </text:list-item>
                </text:list>
              </text:list-item>
              <text:list-item>
                <text:p text:style-name="P95"><text:span text:style-name="T34">How to distinguish legit update vs illegal manipulation?</text:span><text:span text:style-name="T34"><text:line-break/></text:span><text:span text:style-name="T34">(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2" draw:display-name="Arrowheads 142"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7</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7</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2-04T13:40:50.876854770</dc:date>
    <meta:editing-duration>P2DT6H15M28S</meta:editing-duration>
    <meta:editing-cycles>344</meta:editing-cycles>
    <meta:generator>LibreOffice/7.6.3.2$Linux_X86_64 LibreOffice_project/60$Build-2</meta:generator>
    <meta:print-date>2023-11-28T10:19:34.367439376</meta:print-date>
    <meta:printed-by>PDF files</meta:printed-by>
    <meta:document-statistic meta:object-count="467"/>
  </office:meta>
</office:document-meta>
</file>